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3</text:p>
      <text:p text:style-name="Standard">„Fahrer erhält Auftrag“</text:p>
      <text:p text:style-name="Standard"/>
      <text:p text:style-name="Standard">Fahrer Peter Knopf <text:s/>bekommt ein SMS mit Auftragsbeschreibung:</text:p>
      <text:list xml:id="list831765938" text:style-name="L1">
        <text:list-item>
          <text:p text:style-name="P1">Datum</text:p>
        </text:list-item>
        <text:list-item>
          <text:p text:style-name="P1">Kennzeichen des angeforderten Fahrzeugs</text:p>
        </text:list-item>
      </text:list>
      <text:list xml:id="list748549482" text:style-name="L2">
        <text:list-item>
          <text:p text:style-name="P2">Art der Ladung (das System hat schon überprüft, dass Herr Knopf entsprechende Lizenz besitzt)</text:p>
        </text:list-item>
        <text:list-item>
          <text:p text:style-name="P2">Start, Ziel und evtl. Zwischenhalte in Kurzform.</text:p>
        </text:list-item>
        <text:list-item>
          <text:p text:style-name="P2">Auftragsnummer</text:p>
        </text:list-item>
        <text:list-item>
          <text:p text:style-name="P2">Ref.-Nr. der Abholung</text:p>
        </text:list-item>
        <text:list-item>
          <text:p text:style-name="P2">Soll der Wagen plombiert werden.</text:p>
        </text:list-item>
      </text:list>
      <text:p text:style-name="Standard"/>
      <text:p text:style-name="Standard">Nachdem Disponent <text:s/>den Auftrag vergeben hat,</text:p>
      <text:p text:style-name="Standard">wird das System dem zugewiesenen Fahrer ein SMS versenden mit vollständigen Auftrags-Daten (außer dem Auftrags-Prei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6:01:16</meta:creation-date>
    <dc:date>2012-11-19T18:59:31</dc:date>
    <dc:creator>Mr.H </dc:creator>
    <meta:editing-duration>PT01H06M49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78" meta:character-count="516"/>
  </office:meta>
</office:document-meta>
</file>